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4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8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3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4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0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1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47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48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54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58" style:family="paragraph" style:parent-style-name="Standard">
      <style:paragraph-properties fo:text-align="center" style:justify-single-word="false"/>
      <style:text-properties officeooo:paragraph-rsid="001f30e1"/>
    </style:style>
    <style:style style:name="P59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2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7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7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8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8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1471e" style:font-name-complex="Arial1"/>
    </style:style>
    <style:style style:name="P8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2d99e" style:font-name-complex="Arial1"/>
    </style:style>
    <style:style style:name="P8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4d329" style:font-name-complex="Arial1"/>
    </style:style>
    <style:style style:name="P8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8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8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8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8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109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10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3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line-height="150%" fo:text-align="end" style:justify-single-word="false" fo:break-before="page"/>
      <style:text-properties officeooo:paragraph-rsid="008fa850"/>
    </style:style>
    <style:style style:name="P11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1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1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2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12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25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126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127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128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130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13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132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133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13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4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41" style:family="paragraph" style:parent-style-name="Standard">
      <style:paragraph-properties fo:line-height="150%" fo:text-align="end" style:justify-single-word="false" fo:break-before="page"/>
      <style:text-properties officeooo:paragraph-rsid="0085de57"/>
    </style:style>
    <style:style style:name="P142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6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7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9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0" style:family="text">
      <style:text-properties style:font-name="Arial1" style:font-name-complex="Arial1"/>
    </style:style>
    <style:style style:name="T11" style:family="text">
      <style:text-properties style:font-name="Arial1" fo:font-weight="bold" style:font-weight-asian="bold" style:font-name-complex="Arial1"/>
    </style:style>
    <style:style style:name="T12" style:family="text">
      <style:text-properties style:font-name="Arial1" fo:font-weight="bold" officeooo:rsid="0094d329" style:font-weight-asian="bold" style:font-name-complex="Arial1" style:font-weight-complex="bold"/>
    </style:style>
    <style:style style:name="T13" style:family="text">
      <style:text-properties officeooo:rsid="0083ea84"/>
    </style:style>
    <style:style style:name="T14" style:family="text">
      <style:text-properties officeooo:rsid="00993847"/>
    </style:style>
    <style:style style:name="T15" style:family="text">
      <style:text-properties officeooo:rsid="00a3d778"/>
    </style:style>
    <style:style style:name="T16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8"><text:placeholder text:placeholder-type="text">&lt;if test="o.type_id.code == '1'"&gt;</text:placeholder></text:p>
      <text:p text:style-name="P58"/>
      <text:p text:style-name="P46"><text:span text:style-name="T1">Rosario, <text:s text:c="4"/></text:span><text:span text:style-name="T4"><text:placeholder text:placeholder-type="text">&lt;formatLang(o.date, date=True)&gt;</text:placeholder></text:span><text:span text:style-name="T1">-</text:span></text:p>
      <text:p text:style-name="P32">Sra.</text:p>
      <text:p text:style-name="P32">Presidenta del </text:p>
      <text:p text:style-name="P32">Concejo Municipal de Rosario</text:p>
      <text:p text:style-name="P33">Conc. Daniela León<text:tab/></text:p>
      <text:p text:style-name="P109">Presente</text:p>
      <text:p text:style-name="P40"/>
      <text:p text:style-name="P40">De mi mayor consideración:</text:p>
      <text:p text:style-name="P32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EXPEDIENTE PARLAMENTARIO N° / RESOLUCIÓN OTORGANTE</text:p>
          </table:table-cell>
          <table:table-cell table:style-name="Tabla1.B1" office:value-type="string">
            <text:p text:style-name="P63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8">EXPEDIENTE ADMINISTRATIVO N°</text:p>
          </table:table-cell>
          <table:table-cell table:style-name="Tabla1.B2" office:value-type="string">
            <text:p text:style-name="P111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8">BENEFICIARIO</text:p>
          </table:table-cell>
          <table:table-cell table:style-name="Tabla1.B2" office:value-type="string">
            <text:p text:style-name="P23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8">DESTINO DEL SUBSIDIO</text:p>
          </table:table-cell>
          <table:table-cell table:style-name="Tabla1.B2" office:value-type="string">
            <text:p text:style-name="P23"><text:span text:style-name="T9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8">FECHA DEL CARGO</text:p>
          </table:table-cell>
          <table:table-cell table:style-name="Tabla1.B2" office:value-type="string">
            <text:p text:style-name="P68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8">FECHA VENCIMIENTO RENDICIÓN </text:p>
          </table:table-cell>
          <table:table-cell table:style-name="Tabla1.B2" office:value-type="string">
            <text:p text:style-name="P68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8">IMPORTE</text:p>
          </table:table-cell>
          <table:table-cell table:style-name="Tabla1.B2" office:value-type="string">
            <text:p text:style-name="P91"><text:span text:style-name="T14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2"/>
      <text:p text:style-name="P32">Al respecto le comunico que, conforme puede apreciarse según documentación adjunta y motivos expuestos, el responsable solicita reasignar los recursos con el siguiente destino:</text:p>
      <text:p text:style-name="P32">Destino original asignado:</text:p>
      <text:p text:style-name="P59"><text:placeholder text:placeholder-type="text">&lt;o.subsidy_id.destination&gt;</text:placeholder></text:p>
      <text:p text:style-name="P42"/>
      <text:p text:style-name="P32">Destino dado:</text:p>
      <text:p text:style-name="P61"/>
      <text:p text:style-name="P45"/>
      <text:p text:style-name="P51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2">Sin otro motivo en particular lo saluda atte. </text:p>
      <text:p text:style-name="P32"/>
      <text:p text:style-name="P32"/>
      <text:p text:style-name="P53"><text:span text:style-name="T1">Esta Presidencia con acuerdo de la Comisión de Labor Parlamentaria aprueba el cambio del destino del subsidio dado por </text:span><text:span text:style-name="T5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2">Destino original asignado:</text:p>
      <text:p text:style-name="P42"/>
      <text:p text:style-name="P60"><text:placeholder text:placeholder-type="text">&lt;o.subsidy_id.destination&gt;</text:placeholder></text:p>
      <text:p text:style-name="P42"/>
      <text:p text:style-name="P44">Destino dado:</text:p>
      <text:p text:style-name="P45"/>
      <text:p text:style-name="P45"/>
      <text:p text:style-name="P44"/>
      <text:p text:style-name="P32">Pasen las presentes a la Contaduría General a sus efectos.</text:p>
      <text:p text:style-name="P32"/>
      <text:p text:style-name="P41">ROSARIO,…………………………………………….</text:p>
      <text:p text:style-name="P31"/>
      <text:p text:style-name="P78"><text:placeholder text:placeholder-type="text">&lt;/if&gt;</text:placeholder></text:p>
      <text:p text:style-name="P107"><text:placeholder text:placeholder-type="text">&lt;if test="o.type_id.code == '2'"&gt;</text:placeholder></text:p>
      <text:p text:style-name="P90"/>
      <text:p text:style-name="P62"/>
      <text:p text:style-name="P16"/>
      <text:p text:style-name="P8">ROSARIO, <text:s/><text:span text:style-name="T7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81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3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0">EXPEDIENTE PARLAMENTARIO N° / RESOLUCIÓN OTORGANTE</text:p>
          </table:table-cell>
          <table:table-cell table:style-name="Tabla4.B1" office:value-type="string">
            <text:p text:style-name="P65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0">EXPEDIENTE ADMINISTRATIVO N°</text:p>
          </table:table-cell>
          <table:table-cell table:style-name="Tabla4.B2" office:value-type="string">
            <text:p text:style-name="P113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0">BENEFICIARIO</text:p>
          </table:table-cell>
          <table:table-cell table:style-name="Tabla4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0">DESTINO DEL SUBSIDIO</text:p>
          </table:table-cell>
          <table:table-cell table:style-name="Tabla4.B2" office:value-type="string">
            <text:p text:style-name="P25"><text:span text:style-name="T9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0">FECHA DEL CARGO</text:p>
          </table:table-cell>
          <table:table-cell table:style-name="Tabla4.B2" office:value-type="string">
            <text:p text:style-name="P70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0">FECHA VENCIMIENTO RENDICIÓN </text:p>
          </table:table-cell>
          <table:table-cell table:style-name="Tabla4.B2" office:value-type="string">
            <text:p text:style-name="P70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0">IMPORTE</text:p>
          </table:table-cell>
          <table:table-cell table:style-name="Tabla4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7"/>
      <text:p text:style-name="P37"/>
      <text:p text:style-name="P4"/>
      <text:p text:style-name="P55"><text:span text:style-name="T10">Esta Contaduría <text:s/>en fecha </text:span><text:span text:style-name="T4">……….</text:span><text:span text:style-name="T10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Dirección General de Asuntos Jurídicos del Departamento Ejecutivo Municipal al efecto de <text:soft-page-break/>proceder sobre el particular de acuerdo a las normas vigentes.</text:p>
      <text:p text:style-name="P4">Sin otro motivo lo saluda atentamente</text:p>
      <text:p text:style-name="P10"/>
      <text:p text:style-name="P10"/>
      <text:p text:style-name="P10"/>
      <text:p text:style-name="P10">NOTA: Se adjunta fotocopia de los antecedentes </text:p>
      <text:p text:style-name="P116"><text:span text:style-name="T10">ROSARIO, <text:s text:c="4"/></text:span><text:span text:style-name="T4"><text:placeholder text:placeholder-type="text">&lt;formatLang(o.date, date=True)&gt;</text:placeholder></text:span><text:span text:style-name="T10">.-</text:span></text:p>
      <text:p text:style-name="P9">Sra.</text:p>
      <text:p text:style-name="P9">Secretaria Administrativa del </text:p>
      <text:p text:style-name="P9">Concejo Municipal</text:p>
      <text:p text:style-name="P9">C.P.N. Dra. Silvia Rodríguez Soto</text:p>
      <text:p text:style-name="P86">Presente</text:p>
      <text:p text:style-name="P3"/>
      <text:p text:style-name="P3">De mi mayor consideración:</text:p>
      <text:p text:style-name="P54"><text:span text:style-name="T10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&gt;</text:placeholder></text:span></text:p>
      <text:p text:style-name="P3">Se eleva la presente para la toma de su conocimiento.</text:p>
      <text:p text:style-name="P29">Sin otro motivo en particular la saluda atte. </text:p>
      <text:p text:style-name="P17"/>
      <text:p text:style-name="P3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0">EXPEDIENTE PARLAMENTARIO N° / RESOLUCIÓN OTORGANTE</text:p>
          </table:table-cell>
          <table:table-cell table:style-name="Tabla5.B1" office:value-type="string">
            <text:p text:style-name="P65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0">EXPEDIENTE ADMINISTRATIVO N°</text:p>
          </table:table-cell>
          <table:table-cell table:style-name="Tabla5.B2" office:value-type="string">
            <text:p text:style-name="P113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0">BENEFICIARIO</text:p>
          </table:table-cell>
          <table:table-cell table:style-name="Tabla5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0">DESTINO DEL SUBSIDIO</text:p>
          </table:table-cell>
          <table:table-cell table:style-name="Tabla5.B2" office:value-type="string">
            <text:p text:style-name="P25"><text:span text:style-name="T9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0">FECHA DEL CARGO</text:p>
          </table:table-cell>
          <table:table-cell table:style-name="Tabla5.B2" office:value-type="string">
            <text:p text:style-name="P70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0">FECHA VENCIMIENTO RENDICIÓN </text:p>
          </table:table-cell>
          <table:table-cell table:style-name="Tabla5.B2" office:value-type="string">
            <text:p text:style-name="P70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0">IMPORTE</text:p>
          </table:table-cell>
          <table:table-cell table:style-name="Tabla5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7"/>
      <text:p text:style-name="P133"/>
      <text:p text:style-name="P80"/>
      <text:p text:style-name="P79"><text:placeholder text:placeholder-type="text">&lt;/if&gt;</text:placeholder></text:p>
      <text:p text:style-name="P87"/>
      <text:p text:style-name="P103"><text:placeholder text:placeholder-type="text">&lt;if test="o.type_id.code == '3'"&gt;</text:placeholder></text:p>
      <text:p text:style-name="P89"/>
      <text:p text:style-name="P102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35">Sra.</text:p>
      <text:p text:style-name="P35">Presienta del </text:p>
      <text:p text:style-name="P35">Concejo Municipal de Rosario</text:p>
      <text:p text:style-name="P35">Conc. Daniela León</text:p>
      <text:p text:style-name="P110">Presente</text:p>
      <text:p text:style-name="P35">De mi mayor consideración:</text:p>
      <text:p text:style-name="P35">Tengo el agrado de dirigirme a Ud. con relación al subsidio que ha otorgado el Concejo Municipal de Rosario conforme al siguiente detalle:</text:p>
      <text:p text:style-name="P43"/>
      <text:p text:style-name="P3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0">EXPEDIENTE PARLAMENTARIO N° / RESOLUCIÓN OTORGANTE</text:p>
          </table:table-cell>
          <table:table-cell table:style-name="Tabla2.B1" office:value-type="string">
            <text:p text:style-name="P134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20">EXPEDIENTE ADMINISTRATIVO N°</text:p>
          </table:table-cell>
          <table:table-cell table:style-name="Tabla2.B2" office:value-type="string">
            <text:p text:style-name="P138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120">BENEFICIARIO</text:p>
          </table:table-cell>
          <table:table-cell table:style-name="Tabla2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120">DESTINO DEL SUBSIDIO</text:p>
          </table:table-cell>
          <table:table-cell table:style-name="Tabla2.B2" office:value-type="string">
            <text:p text:style-name="P118"><text:span text:style-name="T9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120">FECHA DEL CARGO</text:p>
          </table:table-cell>
          <table:table-cell table:style-name="Tabla2.B2" office:value-type="string">
            <text:p text:style-name="P136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120">FECHA VENCIMIENTO RENDICIÓN </text:p>
          </table:table-cell>
          <table:table-cell table:style-name="Tabla2.B2" office:value-type="string">
            <text:p text:style-name="P136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120">IMPORTE</text:p>
          </table:table-cell>
          <table:table-cell table:style-name="Tabla2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43"/>
      <text:p text:style-name="P43"/>
      <text:p text:style-name="P35"><text:s/></text:p>
      <text:p text:style-name="P35">Esta Contaduría ha procedido el ………….. a informar a esa Superioridad que se encontraba pendiente de presentar a dicha fecha la totalidad de los comprobantes relativos al subsidio aludido.</text:p>
      <text:p text:style-name="P125"><text:span text:style-name="T1">Mediante la presente le comunicamos que el cuentadante ha dado cumplimiento el </text:span><text:span text:style-name="T6">…….</text:span><text:span text:style-name="T1"> con la presentación de la rendición requerida en su totalidad habiendo sido aprobada la misma mediante Disposición emitida por esta dependencia Nº <text:s/></text:span><text:span text:style-name="T6"><text:placeholder text:placeholder-type="text">&lt;', '.join(o.subsidy_id.rendition_ids.approval_arrangement_ids.mapped('number'))&gt;</text:placeholder></text:span><text:span text:style-name="T1">.</text:span></text:p>
      <text:p text:style-name="P35">Sin otro motivo en particular lo saluda atentamente. </text:p>
      <text:p text:style-name="P141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132"/>
      <text:p text:style-name="P132">Sra.</text:p>
      <text:p text:style-name="P132">Secretaria Administrativa del </text:p>
      <text:p text:style-name="P132">Concejo Municipal</text:p>
      <text:p text:style-name="P132">C.P.N. Dra. Silvia Rodríguez Soto</text:p>
      <text:p text:style-name="P142">Presente</text:p>
      <text:p text:style-name="P34"/>
      <text:p text:style-name="P34">De mi mayor consideración:</text:p>
      <text:p text:style-name="P126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&gt;</text:placeholder></text:span></text:p>
      <text:p text:style-name="P34">Se eleva la presente al solo <text:s/>efecto informativo para la toma de su conocimiento.</text:p>
      <text:p text:style-name="P99">Sin otro motivo en particular la saluda atte. </text:p>
      <text:p text:style-name="P3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9">EXPEDIENTE PARLAMENTARIO N° / RESOLUCIÓN OTORGANTE</text:p>
          </table:table-cell>
          <table:table-cell table:style-name="Tabla3.B1" office:value-type="string">
            <text:p text:style-name="P64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19">EXPEDIENTE ADMINISTRATIVO N°</text:p>
          </table:table-cell>
          <table:table-cell table:style-name="Tabla3.B2" office:value-type="string">
            <text:p text:style-name="P112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19">BENEFICIARIO</text:p>
          </table:table-cell>
          <table:table-cell table:style-name="Tabla3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19">DESTINO DEL SUBSIDIO</text:p>
          </table:table-cell>
          <table:table-cell table:style-name="Tabla3.B2" office:value-type="string">
            <text:p text:style-name="P24"><text:span text:style-name="T9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19">FECHA DEL CARGO</text:p>
          </table:table-cell>
          <table:table-cell table:style-name="Tabla3.B2" office:value-type="string">
            <text:p text:style-name="P69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19">FECHA VENCIMIENTO RENDICIÓN </text:p>
          </table:table-cell>
          <table:table-cell table:style-name="Tabla3.B2" office:value-type="string">
            <text:p text:style-name="P69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19">IMPORTE</text:p>
          </table:table-cell>
          <table:table-cell table:style-name="Tabla3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98"/>
      <text:p text:style-name="P99"/>
      <text:p text:style-name="P99"/>
      <text:p text:style-name="P93"><text:placeholder text:placeholder-type="text">&lt;/if&gt;</text:placeholder></text:p>
      <text:p text:style-name="P104"><text:placeholder text:placeholder-type="text">&lt;if test="o.type_id.code == '4'"&gt;</text:placeholder></text:p>
      <text:p text:style-name="P49"><text:span text:style-name="T10">ROSARIO, <text:s/></text:span><text:span text:style-name="T4"><text:placeholder text:placeholder-type="text">&lt;formatLang(o.date, date=True)&gt;</text:placeholder></text:span></text:p>
      <text:p text:style-name="P6"/>
      <text:p text:style-name="P6"/>
      <text:p text:style-name="P11">Sr/Sra/Sres</text:p>
      <text:p text:style-name="P73"><text:placeholder text:placeholder-type="text">&lt;o.subsidy_id.partner_id.name&gt;</text:placeholder></text:p>
      <text:p text:style-name="P73"><text:placeholder text:placeholder-type="text">&lt;o.subsidy_id.partner_id.street&gt;</text:placeholder></text:p>
      <text:p text:style-name="P6">(2000) Rosario</text:p>
      <text:p text:style-name="P83">Santa Fe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3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>EXPEDIENTE PARLAMENTARIO N° / RESOLUCIÓN OTORGANTE</text:p>
          </table:table-cell>
          <table:table-cell table:style-name="Tabla7.B1" office:value-type="string">
            <text:p text:style-name="P66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1">EXPEDIENTE ADMINISTRATIVO N°</text:p>
          </table:table-cell>
          <table:table-cell table:style-name="Tabla7.B2" office:value-type="string">
            <text:p text:style-name="P114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1">BENEFICIARIO</text:p>
          </table:table-cell>
          <table:table-cell table:style-name="Tabla7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1">DESTINO DEL SUBSIDIO</text:p>
          </table:table-cell>
          <table:table-cell table:style-name="Tabla7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1">FECHA DEL CARGO</text:p>
          </table:table-cell>
          <table:table-cell table:style-name="Tabla7.B2" office:value-type="string">
            <text:p text:style-name="P71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1">FECHA VENCIMIENTO RENDICIÓN </text:p>
          </table:table-cell>
          <table:table-cell table:style-name="Tabla7.B2" office:value-type="string">
            <text:p text:style-name="P71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1">IMPORTE</text:p>
          </table:table-cell>
          <table:table-cell table:style-name="Tabla7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0"/>
      <text:p text:style-name="P6"/>
      <text:p text:style-name="P95"><text:placeholder text:placeholder-type="text">&lt;/if&gt;</text:placeholder></text:p>
      <text:p text:style-name="P105"><text:placeholder text:placeholder-type="text">&lt;if test="o.type_id.code == '5'"&gt;</text:placeholder></text:p>
      <text:p text:style-name="P48"><text:span text:style-name="T10">ROSARIO, <text:s/></text:span><text:span text:style-name="T4"><text:placeholder text:placeholder-type="text">&lt;formatLang(o.date, date=True)&gt;</text:placeholder></text:span></text:p>
      <text:p text:style-name="P5"/>
      <text:p text:style-name="P13">Sr/Sra/Sres</text:p>
      <text:p text:style-name="P74"><text:placeholder text:placeholder-type="text">&lt;o.subsidy_id.partner_id.name&gt;</text:placeholder></text:p>
      <text:p text:style-name="P74"><text:placeholder text:placeholder-type="text">&lt;o.subsidy_id.partner_id.street&gt;</text:placeholder></text:p>
      <text:p text:style-name="P5">(2000) Rosario</text:p>
      <text:p text:style-name="P82">Santa Fe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3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1">EXPEDIENTE PARLAMENTARIO N° / RESOLUCIÓN OTORGANTE</text:p>
          </table:table-cell>
          <table:table-cell table:style-name="Tabla6.B1" office:value-type="string">
            <text:p text:style-name="P66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1">EXPEDIENTE ADMINISTRATIVO N°</text:p>
          </table:table-cell>
          <table:table-cell table:style-name="Tabla6.B2" office:value-type="string">
            <text:p text:style-name="P114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1">BENEFICIARIO</text:p>
          </table:table-cell>
          <table:table-cell table:style-name="Tabla6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1">DESTINO DEL SUBSIDIO</text:p>
          </table:table-cell>
          <table:table-cell table:style-name="Tabla6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1">FECHA DEL CARGO</text:p>
          </table:table-cell>
          <table:table-cell table:style-name="Tabla6.B2" office:value-type="string">
            <text:p text:style-name="P71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1">FECHA VENCIMIENTO RENDICIÓN </text:p>
          </table:table-cell>
          <table:table-cell table:style-name="Tabla6.B2" office:value-type="string">
            <text:p text:style-name="P71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1">IMPORTE</text:p>
          </table:table-cell>
          <table:table-cell table:style-name="Tabla6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0"/>
      <text:p text:style-name="P5"/>
      <text:p text:style-name="P5">Por medio de la presente le recordamos que el aludido subsidio debió ser rendido con los respectivos comprobantes que justifican el gasto en la fecha indicada.</text:p>
      <text:p text:style-name="P56"><text:span text:style-name="T10">Por lo expuesto, al no contar esta Contaduría general con dicho cumplimiento le solicito tener a bien </text:span><text:span text:style-name="T11">regularizar dentro de los 5 (cinco) días hábiles</text:span><text:span text:style-name="T10"> de recibida la presente la situación planteada.</text:span></text:p>
      <text:p text:style-name="P5">Sin otro motivo en particular y agradeciendo la atención dispensada lo saluda atentamente. </text:p>
      <text:p text:style-name="P94"><text:placeholder text:placeholder-type="text">&lt;/if&gt;</text:placeholder></text:p>
      <text:p text:style-name="P106"><text:placeholder text:placeholder-type="text">&lt;if test="o.type_id.code == '6'"&gt;</text:placeholder></text:p>
      <text:p text:style-name="P50"><text:span text:style-name="T10">ROSARIO, <text:s/></text:span><text:span text:style-name="T4"><text:placeholder text:placeholder-type="text">&lt;formatLang(o.date, date=True)&gt;</text:placeholder></text:span></text:p>
      <text:p text:style-name="P7"/>
      <text:p text:style-name="P7"/>
      <text:p text:style-name="P12">Sr/Sra/Sres</text:p>
      <text:p text:style-name="P75"><text:placeholder text:placeholder-type="text">&lt;o.subsidy_id.partner_id.name&gt;</text:placeholder></text:p>
      <text:p text:style-name="P75"><text:placeholder text:placeholder-type="text">&lt;o.subsidy_id.partner_id.street&gt;</text:placeholder></text:p>
      <text:p text:style-name="P7">(2000) Rosario</text:p>
      <text:p text:style-name="P84">Santa Fe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3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EXPEDIENTE PARLAMENTARIO N° / RESOLUCIÓN OTORGANTE</text:p>
          </table:table-cell>
          <table:table-cell table:style-name="Tabla8.B1" office:value-type="string">
            <text:p text:style-name="P67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2">EXPEDIENTE ADMINISTRATIVO N°</text:p>
          </table:table-cell>
          <table:table-cell table:style-name="Tabla8.B2" office:value-type="string">
            <text:p text:style-name="P115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2">BENEFICIARIO</text:p>
          </table:table-cell>
          <table:table-cell table:style-name="Tabla8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2">DESTINO DEL SUBSIDIO</text:p>
          </table:table-cell>
          <table:table-cell table:style-name="Tabla8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2">FECHA DEL CARGO</text:p>
          </table:table-cell>
          <table:table-cell table:style-name="Tabla8.B2" office:value-type="string">
            <text:p text:style-name="P72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2">FECHA VENCIMIENTO RENDICIÓN </text:p>
          </table:table-cell>
          <table:table-cell table:style-name="Tabla8.B2" office:value-type="string">
            <text:p text:style-name="P72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2">IMPORTE</text:p>
          </table:table-cell>
          <table:table-cell table:style-name="Tabla8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1"/>
      <text:p text:style-name="P7"/>
      <text:p text:style-name="P7">Por medio de la presente le recordamos que el aludido subsidio debió ser rendido con los respectivos comprobantes que justifican el gasto en la fecha indicada.</text:p>
      <text:p text:style-name="P57"><text:span text:style-name="T10">Por lo expuesto, al no contar esta Contaduría general con dicho cumplimiento le solicito tener a bien </text:span><text:span text:style-name="T12">proceder a regularizar la situación planteada asumiendo la presente carácter de último aviso</text:span><text:span text:style-name="T10">.</text:span></text:p>
      <text:p text:style-name="P7">Sin otro motivo en particular y agradeciendo la atención dispensada lo saluda atentamente. </text:p>
      <text:p text:style-name="P96"><text:placeholder text:placeholder-type="text">&lt;/if&gt;</text:placeholder></text:p>
      <text:p text:style-name="P108"><text:span text:style-name="T8"><text:placeholder text:placeholder-type="text">&lt;if test="o.type_id.code == '7'"&gt;</text:placeholder></text:span><text:span text:style-name="T8"> </text:span></text:p>
      <text:p text:style-name="P47"><text:span text:style-name="T10">Rosario, <text:s text:c="2"/></text:span><text:span text:style-name="T4"><text:placeholder text:placeholder-type="text">&lt;formatLang(o.date, date=True)&gt;</text:placeholder></text:span><text:span text:style-name="T10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85">Presente</text:p>
      <text:p text:style-name="P14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39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2">EXPEDIENTE PARLAMENTARIO N° / RESOLUCIÓN OTORGANTE</text:p>
          </table:table-cell>
          <table:table-cell table:style-name="Tabla9.B1" office:value-type="string">
            <text:p text:style-name="P67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2">EXPEDIENTE ADMINISTRATIVO N°</text:p>
          </table:table-cell>
          <table:table-cell table:style-name="Tabla9.B2" office:value-type="string">
            <text:p text:style-name="P115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2">BENEFICIARIO</text:p>
          </table:table-cell>
          <table:table-cell table:style-name="Tabla9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2">DESTINO DEL SUBSIDIO</text:p>
          </table:table-cell>
          <table:table-cell table:style-name="Tabla9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2">FECHA DEL CARGO</text:p>
          </table:table-cell>
          <table:table-cell table:style-name="Tabla9.B2" office:value-type="string">
            <text:p text:style-name="P72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2">FECHA VENCIMIENTO RENDICIÓN </text:p>
          </table:table-cell>
          <table:table-cell table:style-name="Tabla9.B2" office:value-type="string">
            <text:p text:style-name="P72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2">IMPORTE</text:p>
          </table:table-cell>
          <table:table-cell table:style-name="Tabla9.B2" office:value-type="string">
            <text:p text:style-name="P92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1"/>
      <text:p text:style-name="P52"><text:span text:style-name="T10">Al respecto presento rendición documentada adjuntando los comprobantes respectivos</text:span><text:span text:style-name="T4">.</text:span></text:p>
      <text:p text:style-name="P30">Sin otro motivo en particular lo saluda atentamente.</text:p>
      <text:p text:style-name="P15"/>
      <text:p text:style-name="P77"><text:placeholder text:placeholder-type="text">&lt;/if&gt;</text:placeholder></text:p>
      <text:p text:style-name="P97"/>
      <text:p text:style-name="P97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5T15:38:06.317739346</dc:date>
    <meta:editing-duration>P2DT5H56M17S</meta:editing-duration>
    <meta:editing-cycles>143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1" meta:paragraph-count="245" meta:word-count="1226" meta:character-count="12267" meta:non-whitespace-character-count="112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